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9630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A1" style:family="table-cell">
      <style:table-cell-properties style:writing-mode="pag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0adcce" officeooo:paragraph-rsid="000adcce"/>
    </style:style>
    <style:style style:name="P2" style:family="paragraph" style:parent-style-name="Table_20_Contents">
      <style:text-properties officeooo:rsid="000adcce" officeooo:paragraph-rsid="000adcce"/>
    </style:style>
    <style:style style:name="P3" style:family="paragraph" style:parent-style-name="Standard">
      <style:text-properties officeooo:rsid="000c60fc" officeooo:paragraph-rsid="000c60fc"/>
    </style:style>
    <style:style style:name="P4" style:family="paragraph" style:parent-style-name="Standard">
      <style:text-properties officeooo:rsid="000adcce" officeooo:paragraph-rsid="000adcce"/>
    </style:style>
    <style:style style:name="P5" style:family="paragraph" style:parent-style-name="Table_20_Contents">
      <style:text-properties officeooo:rsid="000c60fc" officeooo:paragraph-rsid="000c60fc"/>
    </style:style>
    <style:style style:name="T1" style:family="text">
      <style:text-properties officeooo:rsid="000c60fc"/>
    </style:style>
    <style:style style:name="T2" style:family="text">
      <style:text-properties officeooo:rsid="000cf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Database : Apotik</text:p>
          </table:table-cell>
        </table:table-row>
        <table:table-row>
          <table:table-cell table:style-name="Table1.A2" office:value-type="string">
            <text:p text:style-name="P1">Tabel : Akun</text:p>
          </table:table-cell>
        </table:table-row>
        <table:table-row>
          <table:table-cell table:style-name="Table1.A2" office:value-type="string">
            <text:p text:style-name="P1">Kdakun INT(11) AUTO_INCREMENT PRIMARY KEY</text:p>
          </table:table-cell>
        </table:table-row>
        <table:table-row>
          <table:table-cell table:style-name="Table1.A2" office:value-type="string">
            <text:p text:style-name="P1">Username VARCHAR (35)</text:p>
          </table:table-cell>
        </table:table-row>
        <table:table-row>
          <table:table-cell table:style-name="Table1.A2" office:value-type="string">
            <text:p text:style-name="P1">password VARCHAR(35)</text:p>
          </table:table-cell>
        </table:table-row>
        <table:table-row>
          <table:table-cell table:style-name="Table1.A2" office:value-type="string">
            <text:p text:style-name="P1">Level VARCHAR(35)</text:p>
          </table:table-cell>
        </table:table-row>
        <table:table-row>
          <table:table-cell table:style-name="Table1.A2" office:value-type="string">
            <text:p text:style-name="P1">Nama VARCHAR(50)</text:p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</table:table-row>
              <table:table-row>
                <table:table-cell table:style-name="Table3.A1" office:value-type="string">
                  <text:p text:style-name="P5">id_kdsupplier</text:p>
                </table:table-cell>
                <table:table-cell table:style-name="Table3.A1" office:value-type="string">
                  <text:p text:style-name="Table_20_Contents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abel : supplier</text:p>
          </table:table-cell>
        </table:table-row>
        <table:table-row>
          <table:table-cell table:style-name="Table1.A2" office:value-type="string">
            <text:p text:style-name="P2"><text:span text:style-name="T1">id_</text:span>Kdsupplier INT(11) AUTO_INCHEREMENT PRIMARY KEY</text:p>
          </table:table-cell>
        </table:table-row>
        <table:table-row>
          <table:table-cell table:style-name="Table1.A2" office:value-type="string">
            <text:p text:style-name="P2">Nama supplier VARCHAR(100)</text:p>
          </table:table-cell>
        </table:table-row>
        <table:table-row>
          <table:table-cell table:style-name="Table1.A2" office:value-type="string">
            <text:p text:style-name="P2">Alamat <text:s text:c="2"/>VARCHAR(255)</text:p>
          </table:table-cell>
        </table:table-row>
        <table:table-row>
          <table:table-cell table:style-name="Table1.A2" office:value-type="string">
            <text:p text:style-name="P2">Notelp VARCHAR (255)</text:p>
          </table:table-cell>
        </table:table-row>
        <table:table-row>
          <table:table-cell table:style-name="Table1.A2" office:value-type="string">
            <text:p text:style-name="P2">Email VARCHAR(100)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3">Masuk ke mysql</text:p>
      <text:p text:style-name="P3">1. Salah satu cara <text:s/>membuat data relasi <text:s/>di mysql adalah setiap data akun yang awalnya harus primary dan auto inchrement, contohnya tabel kdakun, kdsupplier dan kdtrasaksi.</text:p>
      <text:p text:style-name="P3">2. alter table harus temanya yaitu apotik karena pembuatan judul databasenya itu yaitu apotik</text:p>
      <text:p text:style-name="P3">3.add constraint fk_supplieer</text:p>
      <text:p text:style-name="P3">4. foreign key harus id_supplier <text:span text:style-name="T2">yang ada di tabel akun </text:span><text:s/>karena mau direlasikan ke id_supplier di tabel supplier</text:p>
      <text:p text:style-name="P3">5.references harus tabel supplier karena foreign key yang tadi mau disambungkan ke table supplier(id_kdsupplier); dan di akhir harus titik ko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20:19:44.659000000</meta:creation-date>
    <dc:date>2023-09-19T21:23:20.603000000</dc:date>
    <meta:editing-duration>PT3H7M33S</meta:editing-duration>
    <meta:editing-cycles>4</meta:editing-cycles>
    <meta:generator>LibreOffice/7.5.5.2$Windows_X86_64 LibreOffice_project/ca8fe7424262805f223b9a2334bc7181abbcbf5e</meta:generator>
    <meta:document-statistic meta:table-count="2" meta:image-count="0" meta:object-count="0" meta:page-count="1" meta:paragraph-count="20" meta:word-count="123" meta:character-count="872" meta:non-whitespace-character-count="764"/>
  </office:meta>
</office:document-meta>
</file>